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RTIN Bruno</meta:initial-creator>
    <dc:creator>Emilie VILLETORTE</dc:creator>
    <meta:creation-date>2017-12-06T13:08:19Z</meta:creation-date>
    <dc:date>2019-09-11T13:49:37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9433070866141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